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1"><text:line-break/>Captain Joaxi Quin<text:line-break/>Stone</text:p>
      <text:p text:style-name="P1">Silk<text:line-break/>Manttis</text:p>
      <text:p text:style-name="P1">The Auditor – The auditor is from a small company town inside the high mountain sector- the citadel. The central area</text:p>
      <text:p text:style-name="P1">Anne Of green Gables </text:p>
      <text:p text:style-name="P1">Her boyfriend hank or some other suitable studly name. </text:p>
      <text:p text:style-name="P1"/>
      <text:p text:style-name="P1">THE COMPANY <text:line-break/><text:line-break/>The Hantonese <text:line-break/>The norse</text:p>
      <text:p text:style-name="P1">The Empire</text:p>
      <text:p text:style-name="P1">The rebellion <text:line-break/></text:p>
      <text:p text:style-name="P1"/>
      <text:p text:style-name="P1"><text:line-break/>The dutch crater bank</text:p>
      <text:p text:style-name="P1">The Babayaga <text:line-break/>https://meetrussia.online/baba-yaga-in-russian-fairy-tales/<text:line-break/><text:line-break/>The Gate of the the Gods (THE AI??) </text:p>
      <text:p text:style-name="P1"/>
      <text:p text:style-name="P1">Grandfather </text:p>
      <text:p text:style-name="P1">Pain and pleasure sisters<text:line-break/>Jocko Wilnik Character <text:line-break/>The medic</text:p>
      <text:p text:style-name="P1">The other marine<text:line-break/>Marines in general. </text:p>
      <text:p text:style-name="P1"/>
      <text:p text:style-name="P1">The business partner of the Company. </text:p>
      <text:p text:style-name="P1"><text:line-break/><text:line-break/>NAME<text:line-break/><text:soft-pag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text:soft-pag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At Graduation there were named most likely to ____________ in the yearbook. <text:line-break/><text:line-break/><text:soft-pag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P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line-break/>FATHER<text:line-break/>AGE IF LIVING? OCCUPATION<text:line-break/><text:soft-page-break/>BRIEFLY DESCIVE THEIR RELATIONSHIP WITH YOUR CHARACTER_ </text:p>
      <text:p text:style-name="P1"/>
      <text:p text:style-name="Standard"><text:span text:style-name="T2">MOTHER <text:line-break/>AGE IF LIVING<text:line-break/>OCCUPATION<text:line-break/>BRIEFLY DESCRIVE THEIR RELATIONSHIP WIT YOUR CHARACTER </text:span><text:span text:style-name="T2"><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text:soft-page-break/>COLLEAGUES IN THE OFFICE?<text:line-break/>AUTHORITY FIGURES?<text:line-break/>FRIENDS IN THEIR FRIEND CIRCLES? <text:line-break/>CHILDREN?<text:line-break/>THE OPPOSITE SEX? </text:p>
      <text:p text:style-name="Standard"><text:span text:style-name="T2">EXTENDED FAMILY?<text:line-break/><text:line-break/></text:span><text:span text:style-name="T2">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text:soft-page-break/>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soft-page-break/><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text:soft-page-break/></text:p>
      <text:p text:style-name="P1">STORY MOTIVATION </text:p>
      <text:p text:style-name="P1"><text:line-break/><text:line-break/><text:line-break/></text:p>
      <text:p text:style-name="P4"><text:line-break/></text:p>
      <text:p text:style-name="P1"/>
      <text:list xml:id="list4090377746187453312" text:style-name="L1">
        <text:list-item>
          <text:p text:style-name="P6">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5921404833723726869" text:style-name="L2">
        <text:list-item>
          <text:p text:style-name="P7">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6457467627890318210" text:style-name="L3">
        <text:list-item>
          <text:p text:style-name="P8">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1545602480745042569" text:style-name="L4">
        <text:list-item>
          <text:p text:style-name="P9">Steer clear the biggest character development mistake</text:p>
        </text:list-item>
      </text:list>
      <text:p text:style-name="P2"/>
      <text:p text:style-name="P2"/>
      <text:p text:style-name="P3">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2">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2"><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2-01T15:32:52.07</dc:date>
    <dc:creator>Blake Stanger</dc:creator>
    <meta:editing-duration>P3DT14H27M2S</meta:editing-duration>
    <meta:editing-cycles>19</meta:editing-cycles>
    <meta:document-statistic meta:table-count="0" meta:image-count="0" meta:object-count="0" meta:page-count="20" meta:paragraph-count="116" meta:word-count="2332" meta:character-count="14063"/>
  </office:meta>
</office:document-meta>
</file>